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FilteringListener.SourceFilteringListener( Object source , ApplicationListener &lt; ? &gt;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FilteringListener.ge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teringListener.onApplicationEventInternal( Applic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FilteringListener.onApplicationEvent( Applic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Filtering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teringListener.supportsEventType( ResolvableType ev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teringListener.supportsSourceType( @ Nullable Class &lt; ? &gt; sourc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FilteringListener.SourceFilteringListener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